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officeooo:rsid="0019db66" officeooo:paragraph-rsid="0019db66"/>
    </style:style>
    <style:style style:name="P4" style:family="paragraph" style:parent-style-name="Standard">
      <style:text-properties fo:font-weight="normal" fo:background-color="#ffff00" style:font-weight-asian="normal" style:font-weight-complex="normal"/>
    </style:style>
    <style:style style:name="P5" style:family="paragraph" style:parent-style-name="Standard">
      <style:text-properties fo:font-style="normal" fo:font-weight="normal" fo:background-color="#ffff00" style:font-style-asian="normal" style:font-weight-asian="normal" style:font-style-complex="normal" style:font-weight-complex="normal"/>
    </style:style>
    <style:style style:name="T1" style:family="text">
      <style:text-properties officeooo:rsid="0019db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Los íconos de selector adaptables de apps para Android consisten en elementos de diseño vectoriales de primer y segundo plano.</text:p>
      <text:p text:style-name="Standard"/>
      <text:p text:style-name="P2">Verdadero</text:p>
      <text:p text:style-name="Standard"/>
      <text:p text:style-name="Standard">Falso</text:p>
      <text:p text:style-name="P1"/>
      <text:p text:style-name="P1"><text:span text:style-name="T1">2. </text:span>Cuando se crea una IU que requiere una lista de desplazamiento con una cantidad variable de elementos, ¿qué elementos componibles deberías usar?</text:p>
      <text:p text:style-name="Standard"/>
      <text:p text:style-name="Standard">Column</text:p>
      <text:p text:style-name="Standard"/>
      <text:p text:style-name="Standard">Row</text:p>
      <text:p text:style-name="Standard"/>
      <text:p text:style-name="P2">LazyColumn</text:p>
      <text:p text:style-name="Standard"/>
      <text:p text:style-name="Standard">Card</text:p>
      <text:p text:style-name="P1"/>
      <text:p text:style-name="P1"><text:span text:style-name="T1">3. </text:span>¿Qué tipo de archivo se utiliza para los vectores de primer y segundo plano del ícono de selector?</text:p>
      <text:p text:style-name="Standard"/>
      <text:p text:style-name="Standard">.txt</text:p>
      <text:p text:style-name="Standard"/>
      <text:p text:style-name="Standard">.jpg</text:p>
      <text:p text:style-name="Standard"/>
      <text:p text:style-name="Standard">.png</text:p>
      <text:p text:style-name="Standard"/>
      <text:p text:style-name="P2">.xml</text:p>
      <text:p text:style-name="P2"/>
      <text:p text:style-name="P1"><text:span text:style-name="T1">4. </text:span>¿Qué elemento componible debería usar para crear una cuadrícula desplazable verticalmente con una cantidad indeterminada de elementos?</text:p>
      <text:p text:style-name="Standard"/>
      <text:p text:style-name="Standard">LazyColumn</text:p>
      <text:p text:style-name="Standard"/>
      <text:p text:style-name="P2">LazyVerticalGrid</text:p>
      <text:p text:style-name="Standard"/>
      <text:p text:style-name="Standard">LazyHorizontalGrid</text:p>
      <text:p text:style-name="Standard"/>
      <text:p text:style-name="Standard">Row</text:p>
      <text:p text:style-name="Standard"/>
      <text:p text:style-name="P1"><text:span text:style-name="T1">5. </text:span>El elemento componible Column no es una buena opción para una lista de artículos de cantidad desconocida debido a ___.</text:p>
      <text:p text:style-name="Standard"/>
      <text:p text:style-name="P2">Solo puede contener una cantidad pequeña y limitada de elementos predefinidos.</text:p>
      <text:p text:style-name="Standard"/>
      <text:p text:style-name="Standard">Ordena elementos de forma vertical.</text:p>
      <text:p text:style-name="Standard"/>
      <text:p text:style-name="Standard">Proporciona desplazamiento de forma predeterminada sin código adicional.</text:p>
      <text:p text:style-name="Standard"/>
      <text:p text:style-name="Standard">Puede agregar contenido on demand</text:p>
      <text:p text:style-name="Standard"/>
      <text:p text:style-name="Standard"/>
      <text:p text:style-name="Standard"><text:soft-page-break/><text:span text:style-name="T1">6. </text:span>El método ___ se usa para agregar contenido a un elemento componible LazyColumn.</text:p>
      <text:p text:style-name="Standard"/>
      <text:p text:style-name="Standard">painterResource()</text:p>
      <text:p text:style-name="Standard"/>
      <text:p text:style-name="Standard">Modifier.padding()</text:p>
      <text:p text:style-name="Standard"/>
      <text:p text:style-name="P2">items()</text:p>
      <text:p text:style-name="Standard"/>
      <text:p text:style-name="Standard">onCreate()</text:p>
      <text:p text:style-name="Standard"><text:span text:style-name="T1">7. </text:span>¿Qué elemento componible organiza los elementos de forma horizontal?</text:p>
      <text:p text:style-name="Standard"/>
      <text:p text:style-name="Standard">Column</text:p>
      <text:p text:style-name="Standard"/>
      <text:p text:style-name="Standard">Card</text:p>
      <text:p text:style-name="Standard"/>
      <text:p text:style-name="Standard">Image</text:p>
      <text:p text:style-name="Standard"/>
      <text:p text:style-name="P4">Row</text:p>
      <text:p text:style-name="P4"/>
      <text:p text:style-name="P1"><text:span text:style-name="T1">8. </text:span>¿Qué elemento componible organiza los elementos de forma vertical?</text:p>
      <text:p text:style-name="P3"/>
      <text:p text:style-name="P5">Column</text:p>
      <text:p text:style-name="Standard"/>
      <text:p text:style-name="Standard">Card</text:p>
      <text:p text:style-name="Standard"/>
      <text:p text:style-name="Standard">Image</text:p>
      <text:p text:style-name="Standard"/>
      <text:p text:style-name="Standard">Row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9:12:12.474000000</meta:creation-date>
    <dc:date>2024-10-31T19:23:48.074000000</dc:date>
    <meta:editing-duration>PT11M35S</meta:editing-duration>
    <meta:editing-cycles>1</meta:editing-cycles>
    <meta:document-statistic meta:table-count="0" meta:image-count="0" meta:object-count="0" meta:page-count="2" meta:paragraph-count="38" meta:word-count="191" meta:character-count="1264" meta:non-whitespace-character-count="1111"/>
    <meta:generator>LibreOffice/7.6.4.1$Windows_x86 LibreOffice_project/e19e193f88cd6c0525a17fb7a176ed8e6a3e2aa1</meta:generator>
  </office:meta>
</office:document-meta>
</file>